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BC0000032291D0F1EA295C4C85.png" manifest:media-type="image/png"/>
  <manifest:file-entry manifest:full-path="Pictures/100000000000010D000000450624A9BFE8ACB7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Normal" style:font-family-generic="swiss" style:font-pitch="variable"/>
    <style:font-face style:name="Cascadia Mono SemiLight" svg:font-family="'Cascadia Mono SemiLight'" style:font-adornments="SemiLight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Ubuntu Mono" svg:font-family="'Ubuntu Mono'" style:font-adornments="Normal" style:font-pitch="fixed"/>
  </office:font-face-decls>
  <office:automatic-styles>
    <style:style style:name="P1" style:family="paragraph" style:parent-style-name="Text_20_body">
      <loext:graphic-properties draw:fill-hatch-name="hatch"/>
      <style:paragraph-properties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  <style:text-properties officeooo:rsid="00301231" officeooo:paragraph-rsid="00301231"/>
    </style:style>
    <style:style style:name="P2" style:family="paragraph" style:parent-style-name="Footer">
      <style:text-properties fo:color="#b2b2b2" loext:opacity="100%" style:font-name="Helvetica" fo:font-size="6pt" officeooo:rsid="00320de5" officeooo:paragraph-rsid="00320de5" style:font-size-asian="6pt" style:font-size-complex="6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start" style:justify-single-word="false"/>
      <style:text-properties fo:font-size="11pt" officeooo:rsid="001729d5" style:font-size-asian="11pt" style:font-size-complex="11pt"/>
    </style:style>
    <style:style style:name="P5" style:family="paragraph" style:parent-style-name="Heading_20_1">
      <style:text-properties officeooo:paragraph-rsid="0108e924"/>
    </style:style>
    <style:style style:name="P6" style:family="paragraph" style:parent-style-name="Text_20_body">
      <style:text-properties officeooo:paragraph-rsid="0108e924"/>
    </style:style>
    <style:style style:name="P7" style:family="paragraph" style:parent-style-name="Text_20_body" style:list-style-name="L1">
      <style:text-properties officeooo:paragraph-rsid="0108e924"/>
    </style:style>
    <style:style style:name="P8" style:family="paragraph" style:parent-style-name="Text_20_body" style:list-style-name="L2">
      <style:text-properties officeooo:paragraph-rsid="0108e924"/>
    </style:style>
    <style:style style:name="P9" style:family="paragraph" style:parent-style-name="Title">
      <style:text-properties officeooo:rsid="0108e924" officeooo:paragraph-rsid="0108e924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729d5" style:font-size-asian="11pt" style:font-size-complex="11pt"/>
    </style:style>
    <style:style style:name="T3" style:family="text">
      <style:text-properties officeooo:rsid="001729d5"/>
    </style:style>
    <style:style style:name="T4" style:family="text">
      <style:text-properties fo:language="zxx" fo:country="none" officeooo:rsid="0108e924"/>
    </style:style>
    <style:style style:name="T5" style:family="text">
      <style:text-properties officeooo:rsid="0108e924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02 HTML i CSS bàsics</text:p>
      <text:h text:style-name="P5" text:outline-level="1"><text:bookmark-start text:name="__RefHeading___Toc10600_1582482143"/><text:span text:style-name="ch2_5f_default.Punctuation"><text:span text:style-name="T4">Coneixements previs</text:span></text:span><text:bookmark-end text:name="__RefHeading___Toc10600_1582482143"/></text:h>
      <text:p text:style-name="P6"><text:span text:style-name="ch2_5f_default.Punctuation"><text:span text:style-name="T4">Cal que sàpigues el següent:</text:span></text:span></text:p>
      <text:list text:style-name="L1">
        <text:list-item>
          <text:p text:style-name="P7"><text:span text:style-name="ch2_5f_default.Punctuation"><text:span text:style-name="T4">HTML bàsic: estructura d'una pàgina (tot el 01-Introducció a HTML)</text:span></text:span></text:p>
        </text:list-item>
        <text:list-item>
          <text:p text:style-name="P7"><text:span text:style-name="ch2_5f_default.Punctuation"><text:span text:style-name="T4">HTML: Elements de text i enllaços (02 – text, llistes, enllaços)</text:span></text:span></text:p>
        </text:list-item>
        <text:list-item>
          <text:p text:style-name="P7"><text:span text:style-name="ch2_5f_default.Punctuation"><text:span text:style-name="T4">HTML: Semàntica i estructura (per saber quins elements utilitzar per definir parts de l'HTML, capçaleres, etc.)</text:span></text:span></text:p>
        </text:list-item>
        <text:list-item>
          <text:p text:style-name="P7"><text:span text:style-name="ch2_5f_default.Punctuation"><text:span text:style-name="T4">CSS: Bàsic: com fer que un HTML indiqui un full d'estils extern a utilitzar, més tota una sèrie d'atributs que podràs veure que necessitaràs (07 CSS bàsic)</text:span></text:span></text:p>
        </text:list-item>
      </text:list>
      <text:p text:style-name="P6"><text:span text:style-name="ch2_5f_default.Punctuation"><text:span text:style-name="T4">Hi ha tutorials de W3schools que també poden ajudar-te: </text:span></text:span><text:a xlink:type="simple" xlink:href="http://www.w3schools.com/css" text:style-name="Internet_20_link" text:visited-style-name="Visited_20_Internet_20_Link"><text:span text:style-name="ch2_5f_default.Punctuation"><text:span text:style-name="T4">http://www.w3schools.com/css</text:span></text:span></text:a><text:span text:style-name="ch2_5f_default.Punctuation"><text:span text:style-name="T4">, </text:span></text:span><text:a xlink:type="simple" xlink:href="http://www.w3schools.com/css/css_syntax.asp" text:style-name="Internet_20_link" text:visited-style-name="Visited_20_Internet_20_Link"><text:span text:style-name="ch2_5f_default.Punctuation"><text:span text:style-name="T4">http://www.w3schools.com/css/css_syntax.asp</text:span></text:span></text:a><text:span text:style-name="ch2_5f_default.Punctuation"><text:span text:style-name="T4">, </text:span></text:span><text:a xlink:type="simple" xlink:href="http://www.w3schools.com/css/css_howto.asp" text:style-name="Internet_20_link" text:visited-style-name="Visited_20_Internet_20_Link"><text:span text:style-name="ch2_5f_default.Punctuation"><text:span text:style-name="T4">http://www.w3schools.com/css/css_howto.asp</text:span></text:span></text:a><text:span text:style-name="ch2_5f_default.Punctuation"><text:span text:style-name="T4">.</text:span></text:span></text:p>
      <text:h text:style-name="P5" text:outline-level="1"><text:span text:style-name="ch2_5f_default.Punctuation"><text:span text:style-name="T5">Activitat: exercici de Java</text:span></text:span></text:h>
      <text:list text:style-name="L2">
        <text:list-item>
          <text:p text:style-name="P8"><text:span text:style-name="ch2_5f_default.Punctuation"><text:span text:style-name="T5">Confecciona una pàgina HTML5 com la de la captura proporcionada. Es proporciona també el text.</text:span></text:span></text:p>
        </text:list-item>
        <text:list-item>
          <text:p text:style-name="P8"><text:span text:style-name="ch2_5f_default.Punctuation"><text:span text:style-name="T5">Crea un full d’estils extern per aconseguir una presentació el màxim de semblant a la mostrada.</text:span></text:span></text:p>
        </text:list-item>
        <text:list-item>
          <text:p text:style-name="P8"><text:span text:style-name="ch2_5f_default.Punctuation"><text:span text:style-name="T5">Utilitza etiquetes semàntiques apropiades</text:span></text:span></text:p>
        </text:list-item>
        <text:list-item>
          <text:p text:style-name="P8"><text:span text:style-name="ch2_5f_default.Punctuation"><text:span text:style-name="T5">Utilitza etiquetes span quan vulguis aplicar format a trossos de línia (com ara al codi, que hi ha fragments en diferents colors).</text:span></text:span></text:p>
        </text:list-item>
        <text:list-item>
          <text:p text:style-name="P8"><text:span text:style-name="ch2_5f_default.Punctuation"><text:span text:style-name="T5">Utilitza els atributs </text:span></text:span><text:span text:style-name="Source_20_Text"><text:span text:style-name="T5">id</text:span></text:span><text:span text:style-name="ch2_5f_default.Punctuation"><text:span text:style-name="T5"> i </text:span></text:span><text:span text:style-name="Source_20_Text"><text:span text:style-name="T5">class</text:span></text:span><text:span text:style-name="ch2_5f_default.Punctuation"><text:span text:style-name="T5"> segons convingui, i segons es pot.</text:span></text:span></text:p>
        </text:list-item>
        <text:list-item>
          <text:p text:style-name="P8"><text:span text:style-name="ch2_5f_default.Punctuation"><text:span text:style-name="T5">Descarrega alguna tipografia d’alguna web que n’ofereixi gratuïtament i utilitza-la per al títol. No carreguis fonts remotes de Google per a això.</text:span></text:span></text:p>
        </text:list-item>
        <text:list-item>
          <text:p text:style-name="P8"><text:span text:style-name="ch2_5f_default.Punctuation"><text:span text:style-name="T5">Valida el document abans d’entregar-lo.</text:span></text:span></text:p>
        </text:list-item>
      </text:list>
      <text:h text:style-name="Heading_20_2" text:outline-level="2"><text:span text:style-name="ch2_5f_default.Punctuation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Normal" style:font-family-generic="swiss" style:font-pitch="variable"/>
    <style:font-face style:name="Cascadia Mono SemiLight" svg:font-family="'Cascadia Mono SemiLight'" style:font-adornments="SemiLight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Ubuntu Mono" svg:font-family="'Ubuntu Mono'" style:font-adornments="Normal" style:font-pitch="fixed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e6001a" loext:opacity="100%" style:font-name="Arial" fo:font-family="Arial" style:font-style-name="Norm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5cm" fo:margin-bottom="0.15cm" style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15%" style:page-number="auto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.199cm" fo:margin-bottom="0.199cm" style:contextual-spacing="tru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Arial" fo:font-family="Arial" style:font-style-name="Normal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fd7d7"/>
      <style:paragraph-properties fo:margin-top="0.423cm" fo:margin-bottom="0.212cm" style:contextual-spacing="false" fo:background-color="#ffd7d7" fo:padding="0.049cm" fo:border-left="none" fo:border-right="none" fo:border-top="1.56pt solid #e6001a" fo:border-bottom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0%" fo:font-weight="bold" style:font-size-asian="115%" style:font-weight-asian="bold" style:font-size-complex="115%" style:font-weight-complex="bold"/>
    </style:style>
    <style:style style:name="Codi_20_font" style:display-name="Codi font" style:family="paragraph" style:parent-style-name="Text_20_body" style:master-page-name="">
      <loext:graphic-properties draw:fill="solid" draw:fill-color="#ffffd7"/>
      <style:paragraph-properties fo:margin-top="0.101cm" fo:margin-bottom="0.101cm" style:contextual-spacing="false" fo:line-height="100%" fo:text-align="start" style:justify-single-word="false" style:page-number="auto" fo:background-color="#ffffd7" fo:padding="0.049cm" fo:border="0.06pt solid #ff972f"/>
      <style:text-properties fo:color="#000000" loext:opacity="100%" style:font-name="Cascadia Mono SemiLight" fo:font-family="'Cascadia Mono SemiLight'" style:font-style-name="SemiLight" style:font-pitch="fixed" fo:font-size="9pt" fo:language="zxx" fo:country="none" fo:font-weight="3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Preformatted_20_Text" style:display-name="Preformatted Text" style:family="paragraph" style:parent-style-name="Standard" style:class="html">
      <loext:graphic-properties draw:fill="solid" draw:fill-color="#ffffd7"/>
      <style:paragraph-properties fo:margin-top="0.101cm" fo:margin-bottom="0.101cm" style:contextual-spacing="false" fo:background-color="#ffffd7" fo:padding="0.049cm" fo:border="0.06pt solid #ff972f"/>
      <style:text-properties fo:color="#000000" loext:opacity="100%" style:font-name="Ubuntu Mono" fo:font-family="'Ubuntu Mono'" style:font-style-name="Normal" style:font-pitch="fixed" fo:font-size="11pt" fo:language="zxx" fo:country="none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a" style:family="paragraph" style:parent-style-name="Text_20_body" style:master-page-name="">
      <loext:graphic-properties draw:fill="solid" draw:fill-color="#ffff6d"/>
      <style:paragraph-properties fo:margin-left="0.499cm" fo:margin-right="0.499cm" fo:margin-top="0.15cm" fo:margin-bottom="0.15cm" style:contextual-spacing="true" fo:text-indent="0cm" style:auto-text-indent="false" style:page-number="auto" fo:background-color="#ffff6d" fo:padding="0.199cm" fo:border-left="7.99pt solid #ff972f" fo:border-right="none" fo:border-top="none" fo:border-bottom="none" style:shadow="#784b04 0.176cm 0.176cm"/>
      <style:text-properties fo:color="#000000" loext:opacity="100%"/>
    </style:style>
    <style:style style:name="Terminal" style:family="paragraph" style:parent-style-name="Codi_20_font" style:master-page-name="">
      <loext:graphic-properties draw:fill="solid" draw:fill-color="#333333"/>
      <style:paragraph-properties fo:margin-top="0.199cm" fo:margin-bottom="0.199cm" style:contextual-spacing="true" style:page-number="auto" fo:background-color="#333333" fo:padding="0.049cm" fo:border="0.06pt solid #729fcf"/>
      <style:text-properties fo:color="#afd095" loext:opacity="100%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Cascadia Mono SemiLight" fo:font-family="'Cascadia Mono SemiLight'" style:font-style-name="SemiLight" style:font-pitch="fixed" fo:font-size="10pt" fo:language="zxx" fo:country="none" fo:font-weight="350" fo:background-color="#ffffd7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 loext:padding="0.049cm" loext:border="0.06pt solid #ff972f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xt_20_Terminal" style:display-name="Text Terminal" style:family="text" style:parent-style-name="Source_20_Text">
      <style:text-properties fo:color="#afd095" loext:opacity="100%" fo:background-color="#333333" loext:padding="0.049cm" loext:border="0.06pt solid #729fcf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h2_5f_default" style:display-name="ch2_default" style:family="text"/>
    <style:style style:name="ch2_5f_default.Name" style:display-name="ch2_default.Name" style:family="text" style:parent-style-name="ch2_5f_default"/>
    <style:style style:name="ch2_5f_default.Name.Tag" style:display-name="ch2_default.Name.Tag" style:family="text" style:parent-style-name="ch2_5f_default.Name">
      <style:text-properties fo:color="#008000" loext:opacity="100%" fo:font-weight="bold"/>
    </style:style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ch2_5f_default.Literal" style:display-name="ch2_default.Literal" style:family="text" style:parent-style-name="ch2_5f_default"/>
    <style:style style:name="Numbering_20_Symbols" style:display-name="Numbering Symbols" style:family="tex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Keyword.Type" style:display-name="ch2_default.Keyword.Type" style:family="text" style:parent-style-name="ch2_5f_default.Keyword">
      <style:text-properties fo:color="#b00040" loext:opacity="100%" fo:font-weight="normal"/>
    </style:style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Number.Integer" style:display-name="ch2_default.Literal.Number.Integer" style:family="text" style:parent-style-name="ch2_5f_default.Literal.Number"/>
    <style:style style:name="ch2_5f_default.Operator" style:display-name="ch2_default.Operator" style:family="text" style:parent-style-name="ch2_5f_default">
      <style:text-properties fo:color="#666666" loext:opacity="100%"/>
    </style:style>
    <style:style style:name="Footnote_20_Symbol" style:display-name="Footnote Symbol" style:family="text"/>
    <style:style style:name="ch2_5f_default.Error" style:display-name="ch2_default.Error" style:family="text" style:parent-style-name="ch2_5f_default"/>
    <style:style style:name="ch2_5f_default.Name.Attribute" style:display-name="ch2_default.Name.Attribute" style:family="text" style:parent-style-name="ch2_5f_default.Name">
      <style:text-properties fo:color="#687822" loext:opacity="100%"/>
    </style:style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Literal.Number.Float" style:display-name="ch2_default.Literal.Number.Float" style:family="text" style:parent-style-name="ch2_5f_default.Literal.Number"/>
    <style:style style:name="ch2_5f_default.Name.Function" style:display-name="ch2_default.Name.Function" style:family="text" style:parent-style-name="ch2_5f_default.Name">
      <style:text-properties fo:color="#0000ff" loext:opacity="100%"/>
    </style:style>
    <style:style style:name="ch2_5f_default.Comment" style:display-name="ch2_default.Comment" style:family="text" style:parent-style-name="ch2_5f_default">
      <style:text-properties fo:color="#3d7b7b" loext:opacity="100%" fo:font-style="italic"/>
    </style:style>
    <style:style style:name="ch2_5f_default.Comment.Multiline" style:display-name="ch2_default.Comment.Multiline" style:family="text" style:parent-style-name="ch2_5f_default.Comment"/>
    <style:style style:name="ch2_5f_default.Name.Decorator" style:display-name="ch2_default.Name.Decorator" style:family="text" style:parent-style-name="ch2_5f_default.Name">
      <style:text-properties fo:color="#aa22ff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3" style:family="table">
      <style:table-properties style:width="17.007cm" fo:margin-left="0cm" table:align="left"/>
    </style:style>
    <style:style style:name="Taula3.A" style:family="table-column">
      <style:table-column-properties style:column-width="14.875cm"/>
    </style:style>
    <style:style style:name="Taula3.B" style:family="table-column">
      <style:table-column-properties style:column-width="2.133cm"/>
    </style:style>
    <style:style style:name="Taula3.A1" style:family="table-cell">
      <style:table-cell-properties style:vertical-align="bottom" fo:padding="0.097cm" fo:border="none"/>
    </style:style>
    <style:style style:name="Taula3.B1" style:family="table-cell">
      <style:table-cell-properties style:vertical-align="middle" fo:padding="0.097cm" fo:border="none"/>
    </style:style>
    <style:style style:name="MP1" style:family="paragraph" style:parent-style-name="Text_20_body">
      <loext:graphic-properties draw:fill-hatch-name="hatch"/>
      <style:paragraph-properties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  <style:text-properties officeooo:rsid="00301231" officeooo:paragraph-rsid="00301231"/>
    </style:style>
    <style:style style:name="MP2" style:family="paragraph" style:parent-style-name="Footer">
      <style:text-properties fo:color="#b2b2b2" loext:opacity="100%" style:font-name="Helvetica" fo:font-size="6pt" officeooo:rsid="00320de5" officeooo:paragraph-rsid="00320de5" style:font-size-asian="6pt" style:font-size-complex="6pt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start" style:justify-single-word="false"/>
      <style:text-properties fo:font-size="11pt" officeooo:rsid="001729d5" style:font-size-asian="11pt" style:font-size-complex="11pt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officeooo:rsid="001729d5"/>
    </style:style>
    <style:style style:name="MT3" style:family="text">
      <style:text-properties fo:font-size="11pt" officeooo:rsid="001729d5" style:font-size-asian="11pt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11cm" fo:margin-bottom="0.85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1.889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5.145cm" svg:height="1.323cm" draw:z-index="0"><draw:image xlink:href="Pictures/100000000000010D000000450624A9BFE8ACB7CD.png" xlink:type="simple" xlink:show="embed" xlink:actuate="onLoad" draw:mime-type="image/png"/></draw:frame><text:tab/><text:tab/><draw:frame draw:style-name="Mfr1" draw:name="image2.png" text:anchor-type="as-char" svg:width="1.984cm" svg:height="1.323cm" draw:z-index="1"><draw:image xlink:href="Pictures/10000001000004BC0000032291D0F1EA295C4C85.png" xlink:type="simple" xlink:show="embed" xlink:actuate="onLoad" draw:mime-type="image/png"/></draw:frame></text:p>
      </style:header>
      <style:footer>
        <table:table table:name="Taula3" table:style-name="Taula3">
          <table:table-column table:style-name="Taula3.A"/>
          <table:table-column table:style-name="Taula3.B"/>
          <table:table-row>
            <table:table-cell table:style-name="Taula3.A1" office:value-type="string">
              <text:p text:style-name="MP2">Plantilla 2022-07</text:p>
            </table:table-cell>
            <table:table-cell table:style-name="Taula3.B1" office:value-type="string">
              <text:p text:style-name="MP3"><text:span text:style-name="MT1"><text:page-number text:select-page="current">1</text:page-number></text:span><text:s/><text:span text:style-name="MT2">de </text:span><text:span text:style-name="MT3"><text:page-count>1</text:page-count></text:span></text:p>
            </table:table-cell>
          </table:table-row>
        </table:table>
        <text:p text:style-name="MP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19:13:16.415135799</meta:creation-date>
    <meta:editing-duration>P1DT9H19M57S</meta:editing-duration>
    <meta:editing-cycles>216</meta:editing-cycles>
    <meta:generator>LibreOffice/7.6.2.1$Linux_X86_64 LibreOffice_project/60$Build-1</meta:generator>
    <dc:date>2023-11-07T12:53:50.932632375</dc:date>
    <dc:creator>Néstor Andreu</dc:creator>
    <meta:document-statistic meta:table-count="1" meta:image-count="2" meta:object-count="0" meta:page-count="1" meta:paragraph-count="19" meta:word-count="203" meta:character-count="1313" meta:non-whitespace-character-count="1136"/>
    <meta:template xlink:type="simple" xlink:actuate="onRequest" xlink:title="plantilla_practiques_IBC" xlink:href="../../../../InsBaixCamp/01-org_centre/Comunicacio/plantilla_practiques_IBC.ott" meta:date="2021-08-22T19:13:15.487238087"/>
  </office:meta>
</office:document-meta>
</file>